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Spelregels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</text:index-body>
      </text:table-of-content>
      <text:p text:style-name="P2"/>
      <text:p text:style-name="P3"/>
      <text:h text:style-name="Heading_20_2" text:outline-level="2"/>
      <text:h text:style-name="Heading_20_2" text:outline-level="2"/>
      <text:h text:style-name="P4" text:outline-level="1">Introductie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03T11:57:22.29</meta:creation-date>
    <dc:date>2023-02-03T16:03:08.17</dc:date>
    <dc:creator>Niek Esselbrugge</dc:creator>
    <meta:editing-duration>PT17M50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2" meta:paragraph-count="4" meta:word-count="5" meta:character-count="41"/>
  </office:meta>
</office:document-meta>
</file>